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ans1" fo:font-size="11pt" officeooo:rsid="0017c8e2" officeooo:paragraph-rsid="00306127" style:font-size-asian="11pt" style:font-name-complex="Liberation Sans1" style:font-size-complex="11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ans1" fo:font-size="11pt" officeooo:rsid="0018f175" officeooo:paragraph-rsid="0018f175" style:font-size-asian="11pt" style:font-name-complex="Liberation Sans1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288b9d" style:font-size-asian="11pt" style:font-name-complex="Liberation Sans1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301254" style:font-size-asian="11pt" style:font-name-complex="Liberation Sans1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30dba1" style:font-size-asian="11pt" style:font-name-complex="Liberation Sans1" style:font-size-complex="11pt"/>
    </style:style>
    <style:style style:name="P6" style:family="paragraph" style:parent-style-name="Standard">
      <style:text-properties fo:color="#000000" style:font-name="Liberation Sans1" fo:font-size="11pt" fo:font-weight="normal" officeooo:rsid="001bfc75" officeooo:paragraph-rsid="0022b2bb" style:font-size-asian="11pt" style:font-weight-asian="normal" style:font-name-complex="Liberation Sans1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2a12d2" style:font-size-asian="11pt" style:font-weight-asian="normal" style:font-name-complex="Liberation Sans1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2e7213" style:font-size-asian="11pt" style:font-weight-asian="normal" style:font-name-complex="Liberation Sans1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396cec" style:font-size-asian="11pt" style:font-weight-asian="normal" style:font-name-complex="Liberation Sans1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3a187b" style:font-size-asian="11pt" style:font-weight-asian="normal" style:font-name-complex="Liberation Sans1" style:font-size-complex="11pt" style:font-weight-complex="normal"/>
    </style:style>
    <style:style style:name="P11" style:family="paragraph" style:parent-style-name="Standard">
      <style:text-properties fo:color="#000000" style:font-name="Liberation Sans1" fo:font-size="11pt" fo:font-weight="normal" officeooo:rsid="001bfc75" officeooo:paragraph-rsid="00396cec" style:font-size-asian="11pt" style:font-weight-asian="normal" style:font-name-complex="Liberation Sans1" style:font-size-complex="11pt" style:font-weight-complex="normal"/>
    </style:style>
    <style:style style:name="P12" style:family="paragraph" style:parent-style-name="Standard">
      <style:text-properties fo:color="#000000" style:font-name="Segoe UI" fo:font-size="10.5pt" officeooo:rsid="00121483" officeooo:paragraph-rsid="00121483" style:font-size-asian="10.5pt" style:font-name-complex="Liberation Sans1" style:font-size-complex="10.5pt"/>
    </style:style>
    <style:style style:name="P13" style:family="paragraph" style:parent-style-name="Standard">
      <style:text-properties fo:color="#000000" style:font-name="Segoe UI" fo:font-size="10.5pt" officeooo:rsid="00135442" officeooo:paragraph-rsid="00135442" style:font-size-asian="10.5pt" style:font-name-complex="Liberation Sans1" style:font-size-complex="10.5pt"/>
    </style:style>
    <style:style style:name="P14" style:family="paragraph" style:parent-style-name="Standard">
      <style:paragraph-properties fo:text-align="start" style:justify-single-word="false"/>
      <style:text-properties fo:color="#000000" style:font-name="Segoe UI" fo:font-size="10.5pt" officeooo:rsid="00135442" officeooo:paragraph-rsid="0013f95b" style:font-size-asian="10.5pt" style:font-name-complex="Liberation Sans1" style:font-size-complex="10.5pt"/>
    </style:style>
    <style:style style:name="P15" style:family="paragraph" style:parent-style-name="Standard">
      <style:paragraph-properties fo:text-align="start" style:justify-single-word="false"/>
      <style:text-properties fo:color="#000000" style:font-name="Segoe UI" fo:font-size="10.5pt" officeooo:rsid="0013f95b" officeooo:paragraph-rsid="0024f3f0" style:font-size-asian="10.5pt" style:font-name-complex="Liberation Sans1" style:font-size-complex="10.5pt"/>
    </style:style>
    <style:style style:name="P16" style:family="paragraph" style:parent-style-name="Standard">
      <style:paragraph-properties fo:text-align="start" style:justify-single-word="false"/>
      <style:text-properties fo:color="#000000" style:font-name="Segoe UI" fo:font-size="10.5pt" officeooo:rsid="0013f95b" officeooo:paragraph-rsid="0013f95b" style:font-size-asian="10.5pt" style:font-name-complex="Liberation Sans1" style:font-size-complex="10.5pt"/>
    </style:style>
    <style:style style:name="P17" style:family="paragraph" style:parent-style-name="Standard">
      <style:paragraph-properties fo:text-align="start" style:justify-single-word="false"/>
      <style:text-properties fo:color="#000000" style:font-name="Segoe UI" fo:font-size="10.5pt" officeooo:rsid="0013f95b" officeooo:paragraph-rsid="0014c589" style:font-size-asian="10.5pt" style:font-name-complex="Liberation Sans1" style:font-size-complex="10.5pt"/>
    </style:style>
    <style:style style:name="P18" style:family="paragraph" style:parent-style-name="Standard">
      <style:paragraph-properties fo:text-align="start" style:justify-single-word="false"/>
      <style:text-properties fo:color="#000000" style:font-name="Segoe UI" fo:font-size="10.5pt" officeooo:rsid="0014c589" officeooo:paragraph-rsid="0014c589" style:font-size-asian="10.5pt" style:font-name-complex="Liberation Sans1" style:font-size-complex="10.5pt"/>
    </style:style>
    <style:style style:name="P19" style:family="paragraph" style:parent-style-name="Standard">
      <style:paragraph-properties fo:text-align="start" style:justify-single-word="false"/>
      <style:text-properties fo:color="#000000" style:font-name="Segoe UI" fo:font-size="10.5pt" officeooo:rsid="00160fb3" officeooo:paragraph-rsid="0017c8e2" style:font-size-asian="10.5pt" style:font-name-complex="Liberation Sans1" style:font-size-complex="10.5pt"/>
    </style:style>
    <style:style style:name="P20" style:family="paragraph" style:parent-style-name="Standard">
      <style:paragraph-properties fo:text-align="start" style:justify-single-word="false"/>
      <style:text-properties fo:color="#000000" style:font-name="Segoe UI" fo:font-size="10.5pt" officeooo:rsid="0017c8e2" officeooo:paragraph-rsid="0017c8e2" style:font-size-asian="10.5pt" style:font-name-complex="Liberation Sans1" style:font-size-complex="10.5pt"/>
    </style:style>
    <style:style style:name="P21" style:family="paragraph" style:parent-style-name="Standard">
      <style:paragraph-properties fo:text-align="start" style:justify-single-word="false"/>
      <style:text-properties fo:color="#000000" style:font-name="Segoe UI" fo:font-size="10.5pt" officeooo:rsid="0017c8e2" officeooo:paragraph-rsid="0018f175" style:font-size-asian="10.5pt" style:font-name-complex="Liberation Sans1" style:font-size-complex="10.5pt"/>
    </style:style>
    <style:style style:name="P22" style:family="paragraph" style:parent-style-name="Standard">
      <style:paragraph-properties fo:text-align="start" style:justify-single-word="false"/>
      <style:text-properties fo:color="#000000" style:font-name="Segoe UI" fo:font-size="10.5pt" officeooo:rsid="0018f175" officeooo:paragraph-rsid="0018f175" style:font-size-asian="10.5pt" style:font-name-complex="Liberation Sans1" style:font-size-complex="10.5pt"/>
    </style:style>
    <style:style style:name="P23" style:family="paragraph" style:parent-style-name="Standard">
      <style:paragraph-properties fo:text-align="justify" style:justify-single-word="false"/>
      <style:text-properties fo:color="#000000" style:font-name="Segoe UI" fo:font-size="10.5pt" officeooo:paragraph-rsid="0011b17f" style:font-size-asian="10.5pt" style:font-name-complex="Liberation Sans1" style:font-size-complex="10.5pt"/>
    </style:style>
    <style:style style:name="P24" style:family="paragraph" style:parent-style-name="Standard">
      <style:text-properties fo:color="#000000" style:font-name="Segoe UI" fo:font-size="10.5pt" fo:font-weight="normal" officeooo:rsid="001bfc75" officeooo:paragraph-rsid="00216d0b" style:font-size-asian="10.5pt" style:font-weight-asian="normal" style:font-name-complex="Liberation Sans1" style:font-size-complex="10.5pt" style:font-weight-complex="normal"/>
    </style:style>
    <style:style style:name="P25" style:family="paragraph" style:parent-style-name="Standard">
      <style:text-properties fo:color="#000000" style:font-name="Segoe UI" fo:font-size="10.5pt" fo:font-weight="normal" officeooo:rsid="001bfc75" officeooo:paragraph-rsid="001f0b9a" style:font-size-asian="10.5pt" style:font-weight-asian="normal" style:font-name-complex="Liberation Sans1" style:font-size-complex="10.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Segoe UI" fo:font-size="10.5pt" fo:font-weight="normal" officeooo:rsid="001bfc75" officeooo:paragraph-rsid="002a12d2" style:font-size-asian="10.5pt" style:font-weight-asian="normal" style:font-name-complex="Liberation Sans1" style:font-size-complex="10.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Segoe UI" fo:font-size="10.5pt" fo:font-weight="normal" officeooo:rsid="001bfc75" officeooo:paragraph-rsid="0030dba1" style:font-size-asian="10.5pt" style:font-weight-asian="normal" style:font-name-complex="Liberation Sans1" style:font-size-complex="10.5pt" style:font-weight-complex="normal"/>
    </style:style>
    <style:style style:name="P28" style:family="paragraph" style:parent-style-name="Standard">
      <style:text-properties fo:color="#000000" style:font-name="Segoe UI" fo:font-size="10.5pt" fo:font-weight="normal" officeooo:rsid="001dc61e" officeooo:paragraph-rsid="00216d0b" style:font-size-asian="10.5pt" style:font-weight-asian="normal" style:font-name-complex="Liberation Sans1" style:font-size-complex="10.5pt" style:font-weight-complex="normal"/>
    </style:style>
    <style:style style:name="P29" style:family="paragraph" style:parent-style-name="Standard">
      <style:text-properties fo:color="#000000" style:font-name="Segoe UI" fo:font-size="10.5pt" fo:font-weight="bold" officeooo:paragraph-rsid="0011b17f" style:font-size-asian="10.5pt" style:font-weight-asian="bold" style:font-name-complex="Liberation Sans1" style:font-size-complex="10.5pt" style:font-weight-complex="bold"/>
    </style:style>
    <style:style style:name="P30" style:family="paragraph" style:parent-style-name="Standard">
      <style:text-properties style:font-name="Segoe UI" fo:font-size="10.5pt" fo:font-weight="normal" officeooo:paragraph-rsid="0011b17f" style:font-size-asian="10.5pt" style:font-weight-asian="normal" style:font-name-complex="Liberation Sans1" style:font-size-complex="10.5pt" style:font-weight-complex="normal"/>
    </style:style>
    <style:style style:name="P31" style:family="paragraph" style:parent-style-name="Standard">
      <style:text-properties style:font-name="Segoe UI" fo:font-size="10.5pt" fo:font-weight="bold" officeooo:paragraph-rsid="0011b17f" style:font-size-asian="10.5pt" style:font-weight-asian="bold" style:font-name-complex="Liberation Sans1" style:font-size-complex="10.5pt" style:font-weight-complex="bold"/>
    </style:style>
    <style:style style:name="P32" style:family="paragraph" style:parent-style-name="Standard">
      <style:text-properties style:font-name="Segoe UI" fo:font-size="10.5pt" fo:font-weight="bold" officeooo:paragraph-rsid="0011b17f" style:font-size-asian="10.5pt" style:font-weight-asian="bold" style:font-name-complex="Liberation Serif1" style:font-size-complex="10.5pt" style:font-weight-complex="bold"/>
    </style:style>
    <style:style style:name="P33" style:family="paragraph" style:parent-style-name="Standard">
      <style:text-properties style:font-name="Segoe UI" fo:font-size="10.5pt" officeooo:paragraph-rsid="00135442" style:font-size-asian="10.5pt" style:font-size-complex="10.5pt"/>
    </style:style>
    <style:style style:name="P34" style:family="paragraph" style:parent-style-name="Standard">
      <style:text-properties style:font-name="Segoe UI" fo:font-size="10.5pt" officeooo:rsid="00216d0b" officeooo:paragraph-rsid="00216d0b" style:font-size-asian="10.5pt" style:font-size-complex="10.5pt"/>
    </style:style>
    <style:style style:name="P35" style:family="paragraph" style:parent-style-name="Standard">
      <style:paragraph-properties fo:text-align="start" style:justify-single-word="false"/>
      <style:text-properties style:font-name="Segoe UI" fo:font-size="10.5pt" officeooo:paragraph-rsid="00135442" style:font-size-asian="10.5pt" style:font-size-complex="10.5pt"/>
    </style:style>
    <style:style style:name="P36" style:family="paragraph" style:parent-style-name="Standard">
      <style:paragraph-properties fo:text-align="justify" style:justify-single-word="false"/>
      <style:text-properties style:font-name="Segoe UI" fo:font-size="10.5pt" officeooo:paragraph-rsid="0011b17f" style:font-size-asian="10.5pt" style:font-size-complex="10.5pt"/>
    </style:style>
    <style:style style:name="P37" style:family="paragraph" style:parent-style-name="Standard">
      <style:paragraph-properties fo:text-align="justify" style:justify-single-word="false"/>
      <style:text-properties style:font-name="Segoe UI" fo:font-size="10.5pt" officeooo:paragraph-rsid="0011b17f" style:font-size-asian="10.5pt" style:font-size-complex="10.5pt" loext:padding="0cm" loext:border="none"/>
    </style:style>
    <style:style style:name="P38" style:family="paragraph" style:parent-style-name="Standard">
      <style:paragraph-properties fo:text-align="justify" style:justify-single-word="false"/>
      <style:text-properties style:font-name="Segoe UI" fo:font-size="10.5pt" officeooo:rsid="003fc9fa" officeooo:paragraph-rsid="003fc9fa" style:font-size-asian="10.5pt" style:font-size-complex="10.5pt"/>
    </style:style>
    <style:style style:name="P39" style:family="paragraph" style:parent-style-name="Standard">
      <style:text-properties style:font-name="Segoe UI" fo:font-size="12pt" fo:font-weight="bold" officeooo:paragraph-rsid="0011b17f" style:font-size-asian="12pt" style:font-weight-asian="bold" style:font-name-complex="Liberation Sans1" style:font-size-complex="12pt" style:font-weight-complex="bold"/>
    </style:style>
    <style:style style:name="P40" style:family="paragraph" style:parent-style-name="Standard">
      <style:text-properties fo:color="#ef413d" style:font-name="Segoe UI" fo:font-size="10.5pt" fo:font-style="italic" fo:font-weight="bold" officeooo:rsid="002eac2f" officeooo:paragraph-rsid="00411889" style:font-size-asian="10.5pt" style:font-style-asian="italic" style:font-weight-asian="bold" style:font-name-complex="Liberation Sans1" style:font-size-complex="10.5pt" style:font-style-complex="italic" style:font-weight-complex="bold"/>
    </style:style>
    <style:style style:name="T1" style:family="text">
      <style:text-properties fo:color="#000000" style:font-name-complex="Liberation Sans1"/>
    </style:style>
    <style:style style:name="T2" style:family="text">
      <style:text-properties fo:color="#000000" officeooo:rsid="00135442" style:font-name-complex="Liberation Sans1"/>
    </style:style>
    <style:style style:name="T3" style:family="text">
      <style:text-properties fo:color="#000000" fo:font-weight="normal" officeooo:rsid="001bfc75" style:font-weight-asian="normal" style:font-name-complex="Liberation Sans1" style:font-weight-complex="normal"/>
    </style:style>
    <style:style style:name="T4" style:family="text">
      <style:text-properties fo:color="#000000" fo:font-weight="normal" officeooo:rsid="001dc61e" style:font-weight-asian="normal" style:font-name-complex="Liberation Sans1" style:font-weight-complex="normal"/>
    </style:style>
    <style:style style:name="T5" style:family="text">
      <style:text-properties fo:color="#000000" fo:font-weight="normal" officeooo:rsid="001ec973" style:font-weight-asian="normal" style:font-name-complex="Liberation Sans1" style:font-weight-complex="normal"/>
    </style:style>
    <style:style style:name="T6" style:family="text">
      <style:text-properties fo:color="#000000" fo:font-weight="normal" officeooo:rsid="001f0b9a" style:font-weight-asian="normal" style:font-name-complex="Liberation Sans1" style:font-weight-complex="normal"/>
    </style:style>
    <style:style style:name="T7" style:family="text">
      <style:text-properties fo:color="#000000" style:font-name="Segoe UI" fo:font-size="12pt" style:text-underline-style="none" fo:font-weight="bold" officeooo:rsid="001ec973" style:font-size-asian="12pt" style:font-weight-asian="bold" style:font-size-complex="12pt" style:font-weight-complex="bold"/>
    </style:style>
    <style:style style:name="T8" style:family="text">
      <style:text-properties fo:color="#000000" style:font-name="Segoe UI" fo:font-size="12pt" style:text-underline-style="none" fo:font-weight="bold" officeooo:rsid="001dc61e" style:font-size-asian="12pt" style:font-weight-asian="bold" style:font-size-complex="12pt" style:font-weight-complex="bold"/>
    </style:style>
    <style:style style:name="T9" style:family="text">
      <style:text-properties fo:color="#000000" style:font-name="Segoe UI" fo:font-size="10.5pt" style:text-underline-style="none" style:font-size-asian="10.5pt" style:font-size-complex="10.5pt"/>
    </style:style>
    <style:style style:name="T10" style:family="text">
      <style:text-properties fo:color="#000000" style:font-name="Segoe UI" fo:font-size="10.5pt" style:text-underline-style="none" officeooo:rsid="001ec973" style:font-size-asian="10.5pt" style:font-size-complex="10.5pt"/>
    </style:style>
    <style:style style:name="T11" style:family="text">
      <style:text-properties fo:color="#000000" style:font-name="Segoe UI" fo:font-size="10.5pt" style:text-underline-style="none" officeooo:rsid="00396cec" style:font-size-asian="10.5pt" style:font-size-complex="10.5pt"/>
    </style:style>
    <style:style style:name="T12" style:family="text">
      <style:text-properties fo:color="#000000" style:font-name="Segoe UI" fo:font-size="10.5pt" style:text-underline-style="none" officeooo:rsid="00396cec" style:font-size-asian="10.5pt" style:font-size-complex="10.5pt" loext:padding="0cm" loext:border="none"/>
    </style:style>
    <style:style style:name="T13" style:family="text">
      <style:text-properties fo:color="#000000" style:font-name="Segoe UI" fo:font-size="10.5pt" style:text-underline-style="none" officeooo:rsid="001fcf6c" style:font-size-asian="10.5pt" style:font-size-complex="10.5pt" loext:padding="0cm" loext:border="none"/>
    </style:style>
    <style:style style:name="T14" style:family="text">
      <style:text-properties fo:color="#000000" style:font-name="Segoe UI" fo:font-size="10.5pt" style:text-underline-style="none" officeooo:rsid="001dc61e" style:font-size-asian="10.5pt" style:font-size-complex="10.5pt"/>
    </style:style>
    <style:style style:name="T15" style:family="text">
      <style:text-properties fo:color="#000000" style:font-name="Segoe UI" fo:font-size="10.5pt" style:text-underline-style="none" officeooo:rsid="001f0b9a" style:font-size-asian="10.5pt" style:font-size-complex="10.5pt"/>
    </style:style>
    <style:style style:name="T16" style:family="text">
      <style:text-properties fo:color="#000000" style:font-name="Segoe UI" fo:font-size="10.5pt" style:text-underline-style="none" officeooo:rsid="001d5e21" style:font-size-asian="10.5pt" style:font-size-complex="10.5pt"/>
    </style:style>
    <style:style style:name="T17" style:family="text">
      <style:text-properties fo:color="#000000" style:font-name="Segoe UI" fo:font-size="10.5pt" style:text-underline-style="none" officeooo:rsid="0024f3f0" style:font-size-asian="10.5pt" style:font-size-complex="10.5pt"/>
    </style:style>
    <style:style style:name="T18" style:family="text">
      <style:text-properties fo:color="#000000" style:font-name="Segoe UI" fo:font-size="10.5pt" style:text-underline-style="none" officeooo:rsid="002a12d2" style:font-size-asian="10.5pt" style:font-size-complex="10.5pt"/>
    </style:style>
    <style:style style:name="T19" style:family="text">
      <style:text-properties fo:color="#000000" style:font-name="Segoe UI" fo:font-size="10.5pt" style:text-underline-style="none" officeooo:rsid="002b205f" style:font-size-asian="10.5pt" style:font-size-complex="10.5pt"/>
    </style:style>
    <style:style style:name="T20" style:family="text">
      <style:text-properties fo:color="#000000" style:font-name="Segoe UI" fo:font-size="10.5pt" style:text-underline-style="none" officeooo:rsid="002c6293" style:font-size-asian="10.5pt" style:font-size-complex="10.5pt"/>
    </style:style>
    <style:style style:name="T21" style:family="text">
      <style:text-properties fo:color="#000000" style:font-name="Segoe UI" fo:font-size="10.5pt" style:text-underline-style="none" officeooo:rsid="002d5a81" style:font-size-asian="10.5pt" style:font-size-complex="10.5pt"/>
    </style:style>
    <style:style style:name="T22" style:family="text">
      <style:text-properties fo:color="#000000" style:font-name="Segoe UI" fo:font-size="10.5pt" style:text-underline-style="none" officeooo:rsid="002e7213" style:font-size-asian="10.5pt" style:font-size-complex="10.5pt"/>
    </style:style>
    <style:style style:name="T23" style:family="text">
      <style:text-properties fo:color="#000000" style:font-name="Segoe UI" fo:font-size="10.5pt" style:text-underline-style="none" officeooo:rsid="003217e3" style:font-size-asian="10.5pt" style:font-size-complex="10.5pt"/>
    </style:style>
    <style:style style:name="T24" style:family="text">
      <style:text-properties fo:color="#000000" style:font-name="Segoe UI" fo:font-size="10.5pt" style:text-underline-style="none" officeooo:rsid="0030dba1" style:font-size-asian="10.5pt" style:font-size-complex="10.5pt"/>
    </style:style>
    <style:style style:name="T25" style:family="text">
      <style:text-properties fo:color="#000000" style:font-name="Segoe UI" fo:font-size="10.5pt" style:text-underline-style="none" officeooo:rsid="0033c870" style:font-size-asian="10.5pt" style:font-size-complex="10.5pt"/>
    </style:style>
    <style:style style:name="T26" style:family="text">
      <style:text-properties fo:color="#000000" style:font-name="Segoe UI" fo:font-size="10.5pt" style:text-underline-style="none" officeooo:rsid="0035a5d6" style:font-size-asian="10.5pt" style:font-size-complex="10.5pt"/>
    </style:style>
    <style:style style:name="T27" style:family="text">
      <style:text-properties fo:color="#000000" style:font-name="Segoe UI" fo:font-size="10.5pt" style:text-underline-style="none" officeooo:rsid="0018f175" style:font-size-asian="10.5pt" style:font-size-complex="10.5pt"/>
    </style:style>
    <style:style style:name="T28" style:family="text">
      <style:text-properties fo:color="#000000" style:font-name="Segoe UI" fo:font-size="10.5pt" style:text-underline-style="none" fo:font-weight="normal" style:font-size-asian="10.5pt" style:font-weight-asian="normal" style:font-size-complex="10.5pt" style:font-weight-complex="normal"/>
    </style:style>
    <style:style style:name="T29" style:family="text">
      <style:text-properties fo:color="#000000" style:font-name="Segoe UI" fo:font-size="10.5pt" style:text-underline-style="none" fo:font-weight="normal" officeooo:rsid="001ec973" style:font-size-asian="10.5pt" style:font-weight-asian="normal" style:font-size-complex="10.5pt" style:font-weight-complex="normal"/>
    </style:style>
    <style:style style:name="T30" style:family="text">
      <style:text-properties fo:color="#000000" style:font-name="Segoe UI" fo:font-size="10.5pt" style:text-underline-style="none" fo:font-weight="normal" officeooo:rsid="001dc61e" style:font-size-asian="10.5pt" style:font-weight-asian="normal" style:font-size-complex="10.5pt" style:font-weight-complex="normal"/>
    </style:style>
    <style:style style:name="T31" style:family="text">
      <style:text-properties fo:color="#000000" style:font-name="Segoe UI" fo:font-size="10.5pt" style:text-underline-style="none" fo:font-weight="normal" officeooo:rsid="001f0b9a" style:font-size-asian="10.5pt" style:font-weight-asian="normal" style:font-size-complex="10.5pt" style:font-weight-complex="normal"/>
    </style:style>
    <style:style style:name="T32" style:family="text">
      <style:text-properties fo:color="#000000" style:font-name="Segoe UI" fo:font-size="10.5pt" style:text-underline-style="none" fo:font-weight="normal" officeooo:rsid="002317d8" style:font-size-asian="10.5pt" style:font-weight-asian="normal" style:font-size-complex="10.5pt" style:font-weight-complex="normal"/>
    </style:style>
    <style:style style:name="T33" style:family="text">
      <style:text-properties fo:color="#000000" style:font-name="Segoe UI" fo:font-size="10.5pt" style:text-underline-style="none" fo:font-weight="normal" officeooo:rsid="001d5e21" style:font-size-asian="10.5pt" style:font-weight-asian="normal" style:font-size-complex="10.5pt" style:font-weight-complex="normal"/>
    </style:style>
    <style:style style:name="T34" style:family="text">
      <style:text-properties fo:color="#000000" style:font-name="Segoe UI" fo:font-size="10.5pt" style:text-underline-style="none" fo:font-weight="normal" officeooo:rsid="0024f3f0" style:font-size-asian="10.5pt" style:font-weight-asian="normal" style:font-size-complex="10.5pt" style:font-weight-complex="normal"/>
    </style:style>
    <style:style style:name="T35" style:family="text">
      <style:text-properties fo:color="#000000" style:font-name="Segoe UI" fo:font-size="10.5pt" style:text-underline-style="none" fo:font-weight="normal" officeooo:rsid="002749a2" style:font-size-asian="10.5pt" style:font-weight-asian="normal" style:font-size-complex="10.5pt" style:font-weight-complex="normal"/>
    </style:style>
    <style:style style:name="T36" style:family="text">
      <style:text-properties fo:color="#000000" style:font-name="Segoe UI" fo:font-size="10.5pt" style:text-underline-style="none" fo:font-weight="normal" officeooo:rsid="00288b9d" style:font-size-asian="10.5pt" style:font-weight-asian="normal" style:font-size-complex="10.5pt" style:font-weight-complex="normal"/>
    </style:style>
    <style:style style:name="T37" style:family="text">
      <style:text-properties fo:color="#000000" style:font-name="Segoe UI" fo:font-size="10.5pt" style:text-underline-style="none" fo:font-weight="normal" officeooo:rsid="00301254" style:font-size-asian="10.5pt" style:font-weight-asian="normal" style:font-size-complex="10.5pt" style:font-weight-complex="normal"/>
    </style:style>
    <style:style style:name="T38" style:family="text">
      <style:text-properties fo:color="#000000" style:font-name="Segoe UI" fo:font-size="10.5pt" style:text-underline-style="none" fo:font-weight="normal" officeooo:rsid="002a12d2" style:font-size-asian="10.5pt" style:font-weight-asian="normal" style:font-size-complex="10.5pt" style:font-weight-complex="normal"/>
    </style:style>
    <style:style style:name="T39" style:family="text">
      <style:text-properties fo:color="#000000" style:font-name="Segoe UI" fo:font-size="10.5pt" style:text-underline-style="none" fo:font-weight="normal" officeooo:rsid="00160fb3" style:font-size-asian="10.5pt" style:font-weight-asian="normal" style:font-size-complex="10.5pt" style:font-weight-complex="normal"/>
    </style:style>
    <style:style style:name="T40" style:family="text">
      <style:text-properties fo:color="#000000" style:font-name="Segoe UI" fo:font-size="10.5pt" style:text-underline-style="none" fo:font-weight="normal" officeooo:rsid="00306127" style:font-size-asian="10.5pt" style:font-weight-asian="normal" style:font-size-complex="10.5pt" style:font-weight-complex="normal"/>
    </style:style>
    <style:style style:name="T41" style:family="text">
      <style:text-properties fo:color="#000000" style:font-name="Segoe UI" fo:font-size="10.5pt" style:text-underline-style="none" fo:font-weight="normal" officeooo:rsid="0030dba1" style:font-size-asian="10.5pt" style:font-weight-asian="normal" style:font-size-complex="10.5pt" style:font-weight-complex="normal"/>
    </style:style>
    <style:style style:name="T42" style:family="text">
      <style:text-properties fo:color="#000000" style:font-name="Segoe UI" fo:font-size="10.5pt" fo:font-style="italic" style:text-underline-style="none" officeooo:rsid="00396cec" style:font-size-asian="10.5pt" style:font-style-asian="italic" style:font-size-complex="10.5pt" style:font-style-complex="italic"/>
    </style:style>
    <style:style style:name="T43" style:family="text">
      <style:text-properties fo:color="#000000" style:font-name="Segoe UI" fo:font-size="10.5pt" fo:font-style="italic" style:text-underline-style="none" officeooo:rsid="00396cec" style:font-size-asian="10.5pt" style:font-style-asian="italic" style:font-size-complex="10.5pt" style:font-style-complex="italic" loext:padding="0cm" loext:border="none"/>
    </style:style>
    <style:style style:name="T44" style:family="text">
      <style:text-properties fo:color="#000000" style:font-name="Segoe UI" fo:font-size="10.5pt" fo:font-style="italic" style:text-underline-style="none" officeooo:rsid="001fcf6c" style:font-size-asian="10.5pt" style:font-style-asian="italic" style:font-size-complex="10.5pt" style:font-style-complex="italic" loext:padding="0cm" loext:border="none"/>
    </style:style>
    <style:style style:name="T45" style:family="text">
      <style:text-properties fo:color="#000000" style:font-name="Segoe UI" fo:font-size="10.5pt" fo:font-style="italic" style:text-underline-style="none" officeooo:rsid="001ec973" style:font-size-asian="10.5pt" style:font-style-asian="italic" style:font-size-complex="10.5pt" style:font-style-complex="italic"/>
    </style:style>
    <style:style style:name="T46" style:family="text">
      <style:text-properties fo:color="#00599d" style:font-name="Segoe UI" fo:font-size="10.5pt" officeooo:rsid="001e6d90" style:font-size-asian="10.5pt" style:font-size-complex="10.5pt"/>
    </style:style>
    <style:style style:name="T47" style:family="text">
      <style:text-properties officeooo:rsid="00135442"/>
    </style:style>
    <style:style style:name="T48" style:family="text">
      <style:text-properties officeooo:rsid="0013f95b"/>
    </style:style>
    <style:style style:name="T49" style:family="text">
      <style:text-properties fo:color="#bd7cb5" style:text-underline-style="solid" style:text-underline-width="auto" style:text-underline-color="font-color" fo:font-weight="bold" officeooo:rsid="00135442" style:font-weight-asian="bold" style:font-name-complex="Liberation Sans1" style:font-weight-complex="bold"/>
    </style:style>
    <style:style style:name="T50" style:family="text">
      <style:text-properties officeooo:rsid="0018f175"/>
    </style:style>
    <style:style style:name="T51" style:family="text">
      <style:text-properties fo:color="#f04e4d" style:font-name="Segoe UI" fo:font-size="10.5pt" style:text-underline-style="none" fo:font-weight="bold" officeooo:rsid="001ec973" style:font-size-asian="10.5pt" style:font-weight-asian="bold" style:font-size-complex="10.5pt" style:font-weight-complex="bold"/>
    </style:style>
    <style:style style:name="T52" style:family="text">
      <style:text-properties fo:color="#ce181e" style:font-name="Segoe UI" fo:font-size="10.5pt" fo:font-style="italic" style:text-underline-style="none" fo:font-weight="bold" officeooo:rsid="001ec973" style:font-size-asian="10.5pt" style:font-style-asian="italic" style:font-weight-asian="bold" style:font-size-complex="10.5pt" style:font-style-complex="italic" style:font-weight-complex="bold"/>
    </style:style>
    <style:style style:name="T53" style:family="text">
      <style:text-properties officeooo:rsid="001d5e21"/>
    </style:style>
    <style:style style:name="T54" style:family="text">
      <style:text-properties officeooo:rsid="001f0b9a"/>
    </style:style>
    <style:style style:name="T55" style:family="text">
      <style:text-properties officeooo:rsid="001ec973"/>
    </style:style>
    <style:style style:name="T56" style:family="text">
      <style:text-properties officeooo:rsid="001dc61e"/>
    </style:style>
    <style:style style:name="T57" style:family="text">
      <style:text-properties officeooo:rsid="00216d0b"/>
    </style:style>
    <style:style style:name="T58" style:family="text">
      <style:text-properties officeooo:rsid="0014c589"/>
    </style:style>
    <style:style style:name="T59" style:family="text">
      <style:text-properties officeooo:rsid="0017c8e2"/>
    </style:style>
    <style:style style:name="T60" style:family="text">
      <style:text-properties style:font-name="Segoe UI" fo:font-size="10.5pt" style:font-size-asian="10.5pt" style:font-size-complex="10.5pt"/>
    </style:style>
    <style:style style:name="T61" style:family="text">
      <style:text-properties style:font-name="Segoe UI" fo:font-size="10.5pt" officeooo:rsid="001d5e21" style:font-size-asian="10.5pt" style:font-size-complex="10.5pt"/>
    </style:style>
    <style:style style:name="T62" style:family="text">
      <style:text-properties style:font-name="Segoe UI" fo:font-size="10.5pt" officeooo:rsid="001dc61e" style:font-size-asian="10.5pt" style:font-size-complex="10.5pt"/>
    </style:style>
    <style:style style:name="T63" style:family="text">
      <style:text-properties style:font-name="Segoe UI" fo:font-size="10.5pt" officeooo:rsid="00306127" style:font-size-asian="10.5pt" style:font-size-complex="10.5pt"/>
    </style:style>
    <style:style style:name="T64" style:family="text">
      <style:text-properties style:font-name="Segoe UI" fo:font-size="10.5pt" officeooo:rsid="00135442" style:font-size-asian="10.5pt" style:font-size-complex="10.5pt"/>
    </style:style>
    <style:style style:name="T65" style:family="text">
      <style:text-properties style:font-name="Segoe UI" fo:font-size="10.5pt" officeooo:rsid="001ec973" style:font-size-asian="10.5pt" style:font-size-complex="10.5pt"/>
    </style:style>
    <style:style style:name="T66" style:family="text">
      <style:text-properties style:font-name="Segoe UI" fo:font-size="10.5pt" fo:font-weight="normal" officeooo:rsid="001d5e21" style:font-size-asian="10.5pt" style:font-weight-asian="normal" style:font-size-complex="10.5pt" style:font-weight-complex="normal"/>
    </style:style>
    <style:style style:name="T67" style:family="text">
      <style:text-properties style:font-name="Segoe UI" fo:font-size="10.5pt" fo:font-weight="normal" officeooo:rsid="001ec973" style:font-size-asian="10.5pt" style:font-weight-asian="normal" style:font-size-complex="10.5pt" style:font-weight-complex="normal"/>
    </style:style>
    <style:style style:name="T68" style:family="text">
      <style:text-properties style:font-name="Segoe UI" fo:font-size="10.5pt" fo:font-weight="normal" officeooo:rsid="001dc61e" style:font-size-asian="10.5pt" style:font-weight-asian="normal" style:font-size-complex="10.5pt" style:font-weight-complex="normal"/>
    </style:style>
    <style:style style:name="T69" style:family="text">
      <style:text-properties style:font-name="Segoe UI" fo:font-size="10.5pt" fo:font-weight="normal" officeooo:rsid="001f0b9a" style:font-size-asian="10.5pt" style:font-weight-asian="normal" style:font-size-complex="10.5pt" style:font-weight-complex="normal"/>
    </style:style>
    <style:style style:name="T70" style:family="text">
      <style:text-properties style:font-name="Segoe UI" fo:font-size="12pt" fo:font-weight="bold" style:font-size-asian="12pt" style:font-weight-asian="bold" style:font-size-complex="12pt" style:font-weight-complex="bold"/>
    </style:style>
    <style:style style:name="T71" style:family="text">
      <style:text-properties style:font-name="Segoe UI" fo:font-size="12pt" fo:font-weight="bold" officeooo:rsid="001d5e21" style:font-size-asian="12pt" style:font-weight-asian="bold" style:font-size-complex="12pt" style:font-weight-complex="bold"/>
    </style:style>
    <style:style style:name="T72" style:family="text">
      <style:text-properties style:font-name="Segoe UI" fo:font-size="12pt" fo:font-weight="bold" officeooo:rsid="001f0b9a" style:font-size-asian="12pt" style:font-weight-asian="bold" style:font-size-complex="12pt" style:font-weight-complex="bold"/>
    </style:style>
    <style:style style:name="T73" style:family="text">
      <style:text-properties style:font-name="Segoe UI" fo:font-size="12pt" fo:font-weight="bold" officeooo:rsid="001dc61e" style:font-size-asian="12pt" style:font-weight-asian="bold" style:font-size-complex="12pt" style:font-weight-complex="bold"/>
    </style:style>
    <style:style style:name="T74" style:family="text">
      <style:text-properties style:font-name="Segoe UI" fo:font-size="12pt" fo:font-weight="bold" officeooo:rsid="001ec973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trahinja Gligović</text:p>
      <text:p text:style-name="P24"><text:span text:style-name="T53">Стр</text:span>а<text:span text:style-name="T54">хињ</text:span>а Г<text:span text:style-name="T55">лиговић</text:span></text:p>
      <text:p text:style-name="P12">Hooloovoo</text:p>
      <text:p text:style-name="P28">Хоолоовоо</text:p>
      <text:p text:style-name="P13">Ljutice Bogdana 9 </text:p>
      <text:p text:style-name="P24"><text:span text:style-name="T53">Љутице </text:span>Б<text:span text:style-name="T55">огд</text:span>а<text:span text:style-name="T55">н</text:span>а <text:span text:style-name="T57">9</text:span></text:p>
      <text:p text:style-name="P33"><text:span text:style-name="T2">11000 Beograd</text:span><text:span text:style-name="T1"> </text:span></text:p>
      <text:p text:style-name="P34"><text:span text:style-name="T1">11000 </text:span><text:span text:style-name="T3">Б</text:span><text:span text:style-name="T4">е</text:span><text:span text:style-name="T5">о</text:span><text:span text:style-name="T4">г</text:span><text:span text:style-name="T6">р</text:span><text:span text:style-name="T3">а</text:span><text:span text:style-name="T4">д</text:span></text:p>
      <text:p text:style-name="P30">E-mail:</text:p>
      <text:p text:style-name="P11"><text:span text:style-name="Internet_20_link"><text:span text:style-name="T9">Е-</text:span></text:span><text:span text:style-name="Internet_20_link"><text:span text:style-name="T10">м</text:span></text:span><text:span text:style-name="Internet_20_link"><text:span text:style-name="T9">а</text:span></text:span><text:span text:style-name="Internet_20_link"><text:span text:style-name="T10">ил: </text:span></text:span><text:span text:style-name="Internet_20_link"><text:span text:style-name="T46">strahinja.gligovic@gmail.com</text:span></text:span></text:p>
      <text:p text:style-name="P30">Mobilni: <text:span text:style-name="T47">############</text:span>(063) 568-749</text:p>
      <text:p text:style-name="P11"><text:span text:style-name="T61">Моб</text:span><text:span text:style-name="Internet_20_link"><text:span text:style-name="T10">илни: </text:span></text:span><text:span text:style-name="Internet_20_link"><text:span text:style-name="T11">(0</text:span></text:span><text:span text:style-name="Internet_20_link"><text:span text:style-name="T13">64</text:span></text:span><text:span text:style-name="Internet_20_link"><text:span text:style-name="T12">) </text:span></text:span><text:span text:style-name="Internet_20_link"><text:span text:style-name="T13">265 - 7627</text:span></text:span><text:span text:style-name="Internet_20_link"><text:span text:style-name="T10"> </text:span></text:span><text:span text:style-name="Internet_20_link"><text:span text:style-name="T51">?????????</text:span></text:span></text:p>
      <text:p text:style-name="P30"/>
      <text:p text:style-name="P40">CHECK OUT THE Format before printing</text:p>
      <text:p text:style-name="P31"><text:s/></text:p>
      <text:p text:style-name="P39">Preporuka za Farkaš Ingrid</text:p>
      <text:p text:style-name="P6"><text:span text:style-name="T71">П</text:span><text:span text:style-name="T72">р</text:span><text:span text:style-name="T73">е</text:span><text:span text:style-name="T72">п</text:span><text:span text:style-name="T74">о</text:span><text:span text:style-name="T72">ру</text:span><text:span text:style-name="T74">к</text:span><text:span text:style-name="T70">а </text:span><text:span text:style-name="T73">з</text:span><text:span text:style-name="T70">а </text:span><text:span text:style-name="T73">Ф</text:span><text:span text:style-name="T70">а</text:span><text:span text:style-name="T72">р</text:span><text:span text:style-name="T74">к</text:span><text:span text:style-name="T70">а</text:span><text:span text:style-name="T72">ш </text:span><text:span text:style-name="T71">И</text:span><text:span text:style-name="T74">н</text:span><text:span text:style-name="T73">г</text:span><text:span text:style-name="T72">р</text:span><text:span text:style-name="Internet_20_link"><text:span text:style-name="T7">и</text:span></text:span><text:span text:style-name="Internet_20_link"><text:span text:style-name="T8">д</text:span></text:span></text:p>
      <text:p text:style-name="P32"/>
      <text:p text:style-name="P25">Аа Б<text:span text:style-name="T56">б </text:span>В<text:span text:style-name="T56">в </text:span>Г<text:span text:style-name="T56">г </text:span>Д<text:span text:style-name="T56">д </text:span>Ђ<text:span text:style-name="T56">ђ </text:span>Е<text:span text:style-name="T56">е </text:span>Ж<text:span text:style-name="T56">ж </text:span>З<text:span text:style-name="T56">з Ии Јј Кк Лл Љљ Мм Нн Њњ Оо Пп Рр Сс Тт Ћћ Уу Фф Хх Цц Чч Џџ Шш</text:span></text:p>
      <text:p text:style-name="P29"/>
      <text:p text:style-name="P35"><text:span text:style-name="T1">Ov</text:span><text:span text:style-name="T2">u preporuku pišem za Ingrid Farkaš, koja je konkurisala za posao </text:span><text:span text:style-name="T49">Developera</text:span><text:span text:style-name="T1">.</text:span></text:p>
      <text:p text:style-name="P10"><text:span text:style-name="T61">Ову прeпoруку пишем з</text:span><text:span text:style-name="T60">а </text:span><text:span text:style-name="T61">Ингр</text:span><text:span text:style-name="Internet_20_link"><text:span text:style-name="T10">и</text:span></text:span><text:span text:style-name="Internet_20_link"><text:span text:style-name="T14">д Ф</text:span></text:span><text:span text:style-name="Internet_20_link"><text:span text:style-name="T9">а</text:span></text:span><text:span text:style-name="Internet_20_link"><text:span text:style-name="T15">р</text:span></text:span><text:span text:style-name="Internet_20_link"><text:span text:style-name="T10">к</text:span></text:span><text:span text:style-name="Internet_20_link"><text:span text:style-name="T9">а</text:span></text:span><text:span text:style-name="Internet_20_link"><text:span text:style-name="T15">ш, </text:span></text:span><text:span text:style-name="Internet_20_link"><text:span text:style-name="T10">кој</text:span></text:span><text:span text:style-name="Internet_20_link"><text:span text:style-name="T9">а</text:span></text:span><text:span text:style-name="Internet_20_link"><text:span text:style-name="T14"> </text:span></text:span><text:span text:style-name="Internet_20_link"><text:span text:style-name="T10">ј</text:span></text:span><text:span text:style-name="Internet_20_link"><text:span text:style-name="T14">е </text:span></text:span><text:span text:style-name="Internet_20_link"><text:span text:style-name="T10">конк</text:span></text:span><text:span text:style-name="Internet_20_link"><text:span text:style-name="T15">ур</text:span></text:span><text:span text:style-name="Internet_20_link"><text:span text:style-name="T10">и</text:span></text:span><text:span text:style-name="Internet_20_link"><text:span text:style-name="T15">с</text:span></text:span><text:span text:style-name="Internet_20_link"><text:span text:style-name="T9">а</text:span></text:span><text:span text:style-name="Internet_20_link"><text:span text:style-name="T10">л</text:span></text:span><text:span text:style-name="Internet_20_link"><text:span text:style-name="T9">а </text:span></text:span><text:span text:style-name="Internet_20_link"><text:span text:style-name="T14">з</text:span></text:span><text:span text:style-name="Internet_20_link"><text:span text:style-name="T9">а </text:span></text:span><text:span text:style-name="Internet_20_link"><text:span text:style-name="T15">п</text:span></text:span><text:span text:style-name="Internet_20_link"><text:span text:style-name="T10">о</text:span></text:span><text:span text:style-name="Internet_20_link"><text:span text:style-name="T15">с</text:span></text:span><text:span text:style-name="Internet_20_link"><text:span text:style-name="T9">а</text:span></text:span><text:span text:style-name="Internet_20_link"><text:span text:style-name="T10">о </text:span></text:span><text:span text:style-name="Internet_20_link"><text:span text:style-name="T16">П</text:span></text:span><text:span text:style-name="Internet_20_link"><text:span text:style-name="T15">р</text:span></text:span><text:span text:style-name="Internet_20_link"><text:span text:style-name="T10">о</text:span></text:span><text:span text:style-name="Internet_20_link"><text:span text:style-name="T14">г</text:span></text:span><text:span text:style-name="Internet_20_link"><text:span text:style-name="T15">р</text:span></text:span><text:span text:style-name="Internet_20_link"><text:span text:style-name="T9">а</text:span></text:span><text:span text:style-name="Internet_20_link"><text:span text:style-name="T10">м</text:span></text:span><text:span text:style-name="Internet_20_link"><text:span text:style-name="T14">е</text:span></text:span><text:span text:style-name="Internet_20_link"><text:span text:style-name="T15">р</text:span></text:span><text:span text:style-name="Internet_20_link"><text:span text:style-name="T9">а.</text:span></text:span></text:p>
      <text:p text:style-name="P36"/>
      <text:p text:style-name="P14">Ingrid sam predavao Bootstrap, HTML, CSS, JavaScript, jQuery, Node.js <text:span text:style-name="T48">i</text:span> Angular u okviru kursa Veb Programiranje. <text:span text:style-name="T48">Na osnovu Ingridinih zadataka i u</text:span>č<text:span text:style-name="T48">estvovanja na </text:span>č<text:span text:style-name="T48">asu, ocenio bih da je Ingridin uspeh na mom </text:span>č<text:span text:style-name="T48">asu izvanredan.</text:span></text:p>
      <text:p text:style-name="P3"><text:span text:style-name="T66">И</text:span><text:span text:style-name="T67">н</text:span><text:span text:style-name="T68">г</text:span><text:span text:style-name="T69">р</text:span><text:span text:style-name="Internet_20_link"><text:span text:style-name="T29">и</text:span></text:span><text:span text:style-name="Internet_20_link"><text:span text:style-name="T30">д </text:span></text:span><text:span text:style-name="Internet_20_link"><text:span text:style-name="T31">с</text:span></text:span><text:span text:style-name="Internet_20_link"><text:span text:style-name="T28">а</text:span></text:span><text:span text:style-name="Internet_20_link"><text:span text:style-name="T29">м </text:span></text:span><text:span text:style-name="Internet_20_link"><text:span text:style-name="T31">пр</text:span></text:span><text:span text:style-name="Internet_20_link"><text:span text:style-name="T32">e</text:span></text:span><text:span text:style-name="Internet_20_link"><text:span text:style-name="T30">д</text:span></text:span><text:span text:style-name="Internet_20_link"><text:span text:style-name="T28">а</text:span></text:span><text:span text:style-name="Internet_20_link"><text:span text:style-name="T30">в</text:span></text:span><text:span text:style-name="Internet_20_link"><text:span text:style-name="T28">а</text:span></text:span><text:span text:style-name="Internet_20_link"><text:span text:style-name="T29">о </text:span></text:span><text:span text:style-name="Internet_20_link"><text:span text:style-name="T28">Б</text:span></text:span><text:span text:style-name="Internet_20_link"><text:span text:style-name="T29">оо</text:span></text:span><text:span text:style-name="Internet_20_link"><text:span text:style-name="T31">тстр</text:span></text:span><text:span text:style-name="Internet_20_link"><text:span text:style-name="T28">а</text:span></text:span><text:span text:style-name="Internet_20_link"><text:span text:style-name="T31">п, </text:span></text:span><text:span text:style-name="Internet_20_link"><text:span text:style-name="T30">Х</text:span></text:span><text:span text:style-name="Internet_20_link"><text:span text:style-name="T33">ТМЛ, </text:span></text:span><text:span text:style-name="Internet_20_link"><text:span text:style-name="T30">Ц</text:span></text:span><text:span text:style-name="Internet_20_link"><text:span text:style-name="T33">СС, Ј</text:span></text:span><text:span text:style-name="Internet_20_link"><text:span text:style-name="T28">а</text:span></text:span><text:span text:style-name="Internet_20_link"><text:span text:style-name="T30">в</text:span></text:span><text:span text:style-name="Internet_20_link"><text:span text:style-name="T28">а</text:span></text:span><text:span text:style-name="Internet_20_link"><text:span text:style-name="T33">С</text:span></text:span><text:span text:style-name="Internet_20_link"><text:span text:style-name="T31">цр</text:span></text:span><text:span text:style-name="Internet_20_link"><text:span text:style-name="T29">и</text:span></text:span><text:span text:style-name="Internet_20_link"><text:span text:style-name="T31">пт, </text:span></text:span><text:span text:style-name="Internet_20_link"><text:span text:style-name="T29">ј</text:span></text:span><text:span text:style-name="Internet_20_link"><text:span text:style-name="T34">Q</text:span></text:span><text:span text:style-name="Internet_20_link"><text:span text:style-name="T31">у</text:span></text:span><text:span text:style-name="Internet_20_link"><text:span text:style-name="T34">e</text:span></text:span><text:span text:style-name="Internet_20_link"><text:span text:style-name="T31">ру, </text:span></text:span><text:span text:style-name="Internet_20_link"><text:span text:style-name="T33">Н</text:span></text:span><text:span text:style-name="Internet_20_link"><text:span text:style-name="T29">о</text:span></text:span><text:span text:style-name="Internet_20_link"><text:span text:style-name="T30">де.</text:span></text:span><text:span text:style-name="Internet_20_link"><text:span text:style-name="T29">ј</text:span></text:span><text:span text:style-name="Internet_20_link"><text:span text:style-name="T31">с </text:span></text:span><text:span text:style-name="Internet_20_link"><text:span text:style-name="T29">и </text:span></text:span><text:span text:style-name="Internet_20_link"><text:span text:style-name="T35">A</text:span></text:span><text:span text:style-name="Internet_20_link"><text:span text:style-name="T29">н</text:span></text:span><text:span text:style-name="Internet_20_link"><text:span text:style-name="T30">г</text:span></text:span><text:span text:style-name="Internet_20_link"><text:span text:style-name="T31">у</text:span></text:span><text:span text:style-name="Internet_20_link"><text:span text:style-name="T29">л</text:span></text:span><text:span text:style-name="Internet_20_link"><text:span text:style-name="T28">а</text:span></text:span><text:span text:style-name="Internet_20_link"><text:span text:style-name="T31">р у </text:span></text:span><text:span text:style-name="Internet_20_link"><text:span text:style-name="T29">ок</text:span></text:span><text:span text:style-name="Internet_20_link"><text:span text:style-name="T30">в</text:span></text:span><text:span text:style-name="Internet_20_link"><text:span text:style-name="T29">и</text:span></text:span><text:span text:style-name="Internet_20_link"><text:span text:style-name="T31">ру </text:span></text:span><text:span text:style-name="Internet_20_link"><text:span text:style-name="T29">к</text:span></text:span><text:span text:style-name="Internet_20_link"><text:span text:style-name="T31">урс</text:span></text:span><text:span text:style-name="Internet_20_link"><text:span text:style-name="T28">а В</text:span></text:span><text:span text:style-name="Internet_20_link"><text:span text:style-name="T32">e</text:span></text:span><text:span text:style-name="Internet_20_link"><text:span text:style-name="T30">б </text:span></text:span><text:span text:style-name="Internet_20_link"><text:span text:style-name="T33">П</text:span></text:span><text:span text:style-name="Internet_20_link"><text:span text:style-name="T31">р</text:span></text:span><text:span text:style-name="Internet_20_link"><text:span text:style-name="T29">о</text:span></text:span><text:span text:style-name="Internet_20_link"><text:span text:style-name="T30">г</text:span></text:span><text:span text:style-name="Internet_20_link"><text:span text:style-name="T31">р</text:span></text:span><text:span text:style-name="Internet_20_link"><text:span text:style-name="T28">а</text:span></text:span><text:span text:style-name="Internet_20_link"><text:span text:style-name="T29">ми</text:span></text:span><text:span text:style-name="Internet_20_link"><text:span text:style-name="T31">р</text:span></text:span><text:span text:style-name="Internet_20_link"><text:span text:style-name="T28">а</text:span></text:span><text:span text:style-name="Internet_20_link"><text:span text:style-name="T29">њ</text:span></text:span><text:span text:style-name="Internet_20_link"><text:span text:style-name="T32">e. </text:span></text:span><text:span text:style-name="Internet_20_link"><text:span text:style-name="T33">Н</text:span></text:span><text:span text:style-name="Internet_20_link"><text:span text:style-name="T28">а </text:span></text:span><text:span text:style-name="Internet_20_link"><text:span text:style-name="T29">о</text:span></text:span><text:span text:style-name="Internet_20_link"><text:span text:style-name="T31">с</text:span></text:span><text:span text:style-name="Internet_20_link"><text:span text:style-name="T29">но</text:span></text:span><text:span text:style-name="Internet_20_link"><text:span text:style-name="T30">в</text:span></text:span><text:span text:style-name="Internet_20_link"><text:span text:style-name="T31">у </text:span></text:span><text:span text:style-name="Internet_20_link"><text:span text:style-name="T33">И</text:span></text:span><text:span text:style-name="Internet_20_link"><text:span text:style-name="T29">н</text:span></text:span><text:span text:style-name="Internet_20_link"><text:span text:style-name="T30">г</text:span></text:span><text:span text:style-name="Internet_20_link"><text:span text:style-name="T31">р</text:span></text:span><text:span text:style-name="Internet_20_link"><text:span text:style-name="T29">и</text:span></text:span><text:span text:style-name="Internet_20_link"><text:span text:style-name="T30">д</text:span></text:span><text:span text:style-name="Internet_20_link"><text:span text:style-name="T29">ини</text:span></text:span><text:span text:style-name="Internet_20_link"><text:span text:style-name="T31">х </text:span></text:span><text:span text:style-name="Internet_20_link"><text:span text:style-name="T30">з</text:span></text:span><text:span text:style-name="Internet_20_link"><text:span text:style-name="T28">а</text:span></text:span><text:span text:style-name="Internet_20_link"><text:span text:style-name="T30">д</text:span></text:span><text:span text:style-name="Internet_20_link"><text:span text:style-name="T28">а</text:span></text:span><text:span text:style-name="Internet_20_link"><text:span text:style-name="T31">т</text:span></text:span><text:span text:style-name="Internet_20_link"><text:span text:style-name="T28">а</text:span></text:span><text:span text:style-name="Internet_20_link"><text:span text:style-name="T29">к</text:span></text:span><text:span text:style-name="Internet_20_link"><text:span text:style-name="T28">а </text:span></text:span><text:span text:style-name="Internet_20_link"><text:span text:style-name="T29">и </text:span></text:span><text:span text:style-name="Internet_20_link"><text:span text:style-name="T31">уч</text:span></text:span><text:span text:style-name="Internet_20_link"><text:span text:style-name="T34">e</text:span></text:span><text:span text:style-name="Internet_20_link"><text:span text:style-name="T31">ст</text:span></text:span><text:span text:style-name="Internet_20_link"><text:span text:style-name="T30">в</text:span></text:span><text:span text:style-name="Internet_20_link"><text:span text:style-name="T29">о</text:span></text:span><text:span text:style-name="Internet_20_link"><text:span text:style-name="T30">в</text:span></text:span><text:span text:style-name="Internet_20_link"><text:span text:style-name="T28">а</text:span></text:span><text:span text:style-name="Internet_20_link"><text:span text:style-name="T29">њ</text:span></text:span><text:span text:style-name="Internet_20_link"><text:span text:style-name="T35">a </text:span></text:span><text:span text:style-name="Internet_20_link"><text:span text:style-name="T29">н</text:span></text:span><text:span text:style-name="Internet_20_link"><text:span text:style-name="T35">a </text:span></text:span><text:span text:style-name="Internet_20_link"><text:span text:style-name="T31">ч</text:span></text:span><text:span text:style-name="Internet_20_link"><text:span text:style-name="T28">а</text:span></text:span><text:span text:style-name="Internet_20_link"><text:span text:style-name="T31">су </text:span></text:span><text:span text:style-name="Internet_20_link"><text:span text:style-name="T29">о</text:span></text:span><text:span text:style-name="Internet_20_link"><text:span text:style-name="T31">ц</text:span></text:span><text:span text:style-name="Internet_20_link"><text:span text:style-name="T32">e</text:span></text:span><text:span text:style-name="Internet_20_link"><text:span text:style-name="T29">нио </text:span></text:span><text:span text:style-name="Internet_20_link"><text:span text:style-name="T30">б</text:span></text:span><text:span text:style-name="Internet_20_link"><text:span text:style-name="T29">и</text:span></text:span><text:span text:style-name="Internet_20_link"><text:span text:style-name="T31">х </text:span></text:span><text:span text:style-name="Internet_20_link"><text:span text:style-name="T30">д</text:span></text:span><text:span text:style-name="Internet_20_link"><text:span text:style-name="T28">а </text:span></text:span><text:span text:style-name="Internet_20_link"><text:span text:style-name="T36">je <text:s/></text:span></text:span><text:span text:style-name="Internet_20_link"><text:span text:style-name="T33">И</text:span></text:span><text:span text:style-name="Internet_20_link"><text:span text:style-name="T29">н</text:span></text:span><text:span text:style-name="Internet_20_link"><text:span text:style-name="T30">г</text:span></text:span><text:span text:style-name="Internet_20_link"><text:span text:style-name="T31">р</text:span></text:span><text:span text:style-name="Internet_20_link"><text:span text:style-name="T29">и</text:span></text:span><text:span text:style-name="Internet_20_link"><text:span text:style-name="T30">д</text:span></text:span><text:span text:style-name="Internet_20_link"><text:span text:style-name="T29">ин </text:span></text:span><text:span text:style-name="Internet_20_link"><text:span text:style-name="T31">усп</text:span></text:span><text:span text:style-name="Internet_20_link"><text:span text:style-name="T32">e</text:span></text:span><text:span text:style-name="Internet_20_link"><text:span text:style-name="T31">х </text:span></text:span><text:span text:style-name="Internet_20_link"><text:span text:style-name="T29">н</text:span></text:span><text:span text:style-name="Internet_20_link"><text:span text:style-name="T36">a </text:span></text:span><text:span text:style-name="Internet_20_link"><text:span text:style-name="T29">мом </text:span></text:span><text:span text:style-name="Internet_20_link"><text:span text:style-name="T31">ч</text:span></text:span><text:span text:style-name="Internet_20_link"><text:span text:style-name="T36">a</text:span></text:span><text:span text:style-name="Internet_20_link"><text:span text:style-name="T31">су </text:span></text:span><text:span text:style-name="Internet_20_link"><text:span text:style-name="T29">и</text:span></text:span><text:span text:style-name="Internet_20_link"><text:span text:style-name="T30">зв</text:span></text:span><text:span text:style-name="Internet_20_link"><text:span text:style-name="T28">а</text:span></text:span><text:span text:style-name="Internet_20_link"><text:span text:style-name="T29">н</text:span></text:span><text:span text:style-name="Internet_20_link"><text:span text:style-name="T31">р</text:span></text:span><text:span text:style-name="Internet_20_link"><text:span text:style-name="T32">e</text:span></text:span><text:span text:style-name="Internet_20_link"><text:span text:style-name="T30">д</text:span></text:span><text:span text:style-name="Internet_20_link"><text:span text:style-name="T28">а</text:span></text:span><text:span text:style-name="Internet_20_link"><text:span text:style-name="T29">н.</text:span></text:span></text:p>
      <text:p text:style-name="P3"><text:span text:style-name="Internet_20_link"><text:span text:style-name="T29"/></text:span></text:p>
      <text:p text:style-name="P15">Јава, АСП.НЕТ, Висуал Басиц, СQЛ Сервер,</text:p>
      <text:p text:style-name="P16"/>
      <text:p text:style-name="P26">Аа Б<text:span text:style-name="T56">б </text:span>В<text:span text:style-name="T56">в </text:span>Г<text:span text:style-name="T56">г </text:span>Д<text:span text:style-name="T56">д </text:span>Ђ<text:span text:style-name="T56">ђ </text:span>Е<text:span text:style-name="T56">е </text:span>Ж<text:span text:style-name="T56">ж </text:span>З<text:span text:style-name="T56">з Ии Јј Кк Лл Љљ Мм Нн Њњ Оо Пп Рр Сс Тт Ћћ Уу Фф Хх Цц Чч Џџ Шш</text:span></text:p>
      <text:p text:style-name="P17">Hteo bih da naglasim da je u<text:span text:style-name="T47">ž</text:span>ivala u u<text:span text:style-name="T47">č</text:span>enju i istra<text:span text:style-name="T47">ž</text:span>ivanju novog materijala i razvoju veb strana koji su studenti radili kod ku<text:span text:style-name="T47">ć</text:span>e i uvek se trudila <text:span text:style-name="T58">da reši probleme koje nisam pokazao na času. Pored toga ona poseduje kombinaciju inteligencije, znanja i ljudskih osobina za uspeh. </text:span></text:p>
      <text:p text:style-name="P7"><text:span text:style-name="T62">Х</text:span><text:span text:style-name="Internet_20_link"><text:span text:style-name="T15">т</text:span></text:span><text:span text:style-name="Internet_20_link"><text:span text:style-name="T17">e</text:span></text:span><text:span text:style-name="Internet_20_link"><text:span text:style-name="T10">о </text:span></text:span><text:span text:style-name="Internet_20_link"><text:span text:style-name="T14">б</text:span></text:span><text:span text:style-name="Internet_20_link"><text:span text:style-name="T10">и</text:span></text:span><text:span text:style-name="Internet_20_link"><text:span text:style-name="T15">х </text:span></text:span><text:span text:style-name="Internet_20_link"><text:span text:style-name="T14">д</text:span></text:span><text:span text:style-name="Internet_20_link"><text:span text:style-name="T9">а </text:span></text:span><text:span text:style-name="Internet_20_link"><text:span text:style-name="T10">н</text:span></text:span><text:span text:style-name="Internet_20_link"><text:span text:style-name="T9">а</text:span></text:span><text:span text:style-name="Internet_20_link"><text:span text:style-name="T14">г</text:span></text:span><text:span text:style-name="Internet_20_link"><text:span text:style-name="T10">л</text:span></text:span><text:span text:style-name="Internet_20_link"><text:span text:style-name="T18">a</text:span></text:span><text:span text:style-name="Internet_20_link"><text:span text:style-name="T15">с</text:span></text:span><text:span text:style-name="Internet_20_link"><text:span text:style-name="T10">им </text:span></text:span><text:span text:style-name="Internet_20_link"><text:span text:style-name="T14">д</text:span></text:span><text:span text:style-name="Internet_20_link"><text:span text:style-name="T9">а </text:span></text:span><text:span text:style-name="Internet_20_link"><text:span text:style-name="T10">ј</text:span></text:span><text:span text:style-name="Internet_20_link"><text:span text:style-name="T18">e </text:span></text:span><text:span text:style-name="Internet_20_link"><text:span text:style-name="T15">у</text:span></text:span><text:span text:style-name="Internet_20_link"><text:span text:style-name="T14">ж</text:span></text:span><text:span text:style-name="Internet_20_link"><text:span text:style-name="T10">и</text:span></text:span><text:span text:style-name="Internet_20_link"><text:span text:style-name="T14">в</text:span></text:span><text:span text:style-name="Internet_20_link"><text:span text:style-name="T18">a</text:span></text:span><text:span text:style-name="Internet_20_link"><text:span text:style-name="T10">л</text:span></text:span><text:span text:style-name="Internet_20_link"><text:span text:style-name="T18">a </text:span></text:span><text:span text:style-name="Internet_20_link"><text:span text:style-name="T15">у уч</text:span></text:span><text:span text:style-name="Internet_20_link"><text:span text:style-name="T18">e</text:span></text:span><text:span text:style-name="Internet_20_link"><text:span text:style-name="T10">њ</text:span></text:span><text:span text:style-name="Internet_20_link"><text:span text:style-name="T15">у </text:span></text:span><text:span text:style-name="Internet_20_link"><text:span text:style-name="T10">и и</text:span></text:span><text:span text:style-name="Internet_20_link"><text:span text:style-name="T15">стр</text:span></text:span><text:span text:style-name="Internet_20_link"><text:span text:style-name="T18">a</text:span></text:span><text:span text:style-name="Internet_20_link"><text:span text:style-name="T14">ж</text:span></text:span><text:span text:style-name="Internet_20_link"><text:span text:style-name="T10">и</text:span></text:span><text:span text:style-name="Internet_20_link"><text:span text:style-name="T14">в</text:span></text:span><text:span text:style-name="Internet_20_link"><text:span text:style-name="T18">a</text:span></text:span><text:span text:style-name="Internet_20_link"><text:span text:style-name="T10">њ</text:span></text:span><text:span text:style-name="Internet_20_link"><text:span text:style-name="T15">у </text:span></text:span><text:span text:style-name="Internet_20_link"><text:span text:style-name="T10">но</text:span></text:span><text:span text:style-name="Internet_20_link"><text:span text:style-name="T14">в</text:span></text:span><text:span text:style-name="Internet_20_link"><text:span text:style-name="T10">о</text:span></text:span><text:span text:style-name="Internet_20_link"><text:span text:style-name="T14">г </text:span></text:span><text:span text:style-name="Internet_20_link"><text:span text:style-name="T10">м</text:span></text:span><text:span text:style-name="Internet_20_link"><text:span text:style-name="T18">a</text:span></text:span><text:span text:style-name="Internet_20_link"><text:span text:style-name="T15">т</text:span></text:span><text:span text:style-name="Internet_20_link"><text:span text:style-name="T18">e</text:span></text:span><text:span text:style-name="Internet_20_link"><text:span text:style-name="T15">р</text:span></text:span><text:span text:style-name="Internet_20_link"><text:span text:style-name="T10">и</text:span></text:span><text:span text:style-name="Internet_20_link"><text:span text:style-name="T18">ja</text:span></text:span><text:span text:style-name="Internet_20_link"><text:span text:style-name="T10">л</text:span></text:span><text:span text:style-name="Internet_20_link"><text:span text:style-name="T18">a </text:span></text:span><text:span text:style-name="Internet_20_link"><text:span text:style-name="T10">и </text:span></text:span><text:span text:style-name="Internet_20_link"><text:span text:style-name="T15">р</text:span></text:span><text:span text:style-name="Internet_20_link"><text:span text:style-name="T18">a</text:span></text:span><text:span text:style-name="Internet_20_link"><text:span text:style-name="T14">зв</text:span></text:span><text:span text:style-name="Internet_20_link"><text:span text:style-name="T18">oj</text:span></text:span><text:span text:style-name="Internet_20_link"><text:span text:style-name="T15">у</text:span></text:span><text:span text:style-name="Internet_20_link"><text:span text:style-name="T18"> </text:span></text:span><text:span text:style-name="Internet_20_link"><text:span text:style-name="T14">в</text:span></text:span><text:span text:style-name="Internet_20_link"><text:span text:style-name="T18">e</text:span></text:span><text:span text:style-name="Internet_20_link"><text:span text:style-name="T14">б </text:span></text:span></text:p>
      <text:p text:style-name="P8"><text:span text:style-name="Internet_20_link"><text:span text:style-name="T15">стр</text:span></text:span><text:span text:style-name="Internet_20_link"><text:span text:style-name="T18">a</text:span></text:span><text:span text:style-name="Internet_20_link"><text:span text:style-name="T10">н</text:span></text:span><text:span text:style-name="Internet_20_link"><text:span text:style-name="T9">а </text:span></text:span><text:span text:style-name="Internet_20_link"><text:span text:style-name="T10">к</text:span></text:span><text:span text:style-name="Internet_20_link"><text:span text:style-name="T18">oj</text:span></text:span><text:span text:style-name="Internet_20_link"><text:span text:style-name="T10">и </text:span></text:span><text:span text:style-name="Internet_20_link"><text:span text:style-name="T15">су сту</text:span></text:span><text:span text:style-name="Internet_20_link"><text:span text:style-name="T14">д</text:span></text:span><text:span text:style-name="Internet_20_link"><text:span text:style-name="T18">e</text:span></text:span><text:span text:style-name="Internet_20_link"><text:span text:style-name="T10">н</text:span></text:span><text:span text:style-name="Internet_20_link"><text:span text:style-name="T15">т</text:span></text:span><text:span text:style-name="Internet_20_link"><text:span text:style-name="T10">и </text:span></text:span><text:span text:style-name="Internet_20_link"><text:span text:style-name="T15">р</text:span></text:span><text:span text:style-name="Internet_20_link"><text:span text:style-name="T18">a</text:span></text:span><text:span text:style-name="Internet_20_link"><text:span text:style-name="T14">д</text:span></text:span><text:span text:style-name="Internet_20_link"><text:span text:style-name="T10">или к</text:span></text:span><text:span text:style-name="Internet_20_link"><text:span text:style-name="T18">o</text:span></text:span><text:span text:style-name="Internet_20_link"><text:span text:style-name="T14">д </text:span></text:span><text:span text:style-name="Internet_20_link"><text:span text:style-name="T10">к</text:span></text:span><text:span text:style-name="Internet_20_link"><text:span text:style-name="T15">ућ</text:span></text:span><text:span text:style-name="Internet_20_link"><text:span text:style-name="T19">e </text:span></text:span><text:span text:style-name="Internet_20_link"><text:span text:style-name="T10">и </text:span></text:span><text:span text:style-name="Internet_20_link"><text:span text:style-name="T15">у</text:span></text:span><text:span text:style-name="Internet_20_link"><text:span text:style-name="T14">в</text:span></text:span><text:span text:style-name="Internet_20_link"><text:span text:style-name="T19">e</text:span></text:span><text:span text:style-name="Internet_20_link"><text:span text:style-name="T10">к</text:span></text:span><text:span text:style-name="Internet_20_link"><text:span text:style-name="T19"> </text:span></text:span><text:span text:style-name="Internet_20_link"><text:span text:style-name="T15">с</text:span></text:span><text:span text:style-name="Internet_20_link"><text:span text:style-name="T19">e </text:span></text:span><text:span text:style-name="Internet_20_link"><text:span text:style-name="T15">тру</text:span></text:span><text:span text:style-name="Internet_20_link"><text:span text:style-name="T14">д</text:span></text:span><text:span text:style-name="Internet_20_link"><text:span text:style-name="T10">ил</text:span></text:span><text:span text:style-name="Internet_20_link"><text:span text:style-name="T18">a</text:span></text:span><text:span text:style-name="Internet_20_link"><text:span text:style-name="T14"> д</text:span></text:span><text:span text:style-name="Internet_20_link"><text:span text:style-name="T9">а </text:span></text:span><text:span text:style-name="Internet_20_link"><text:span text:style-name="T15">р</text:span></text:span><text:span text:style-name="Internet_20_link"><text:span text:style-name="T19">e</text:span></text:span><text:span text:style-name="Internet_20_link"><text:span text:style-name="T15">ш</text:span></text:span><text:span text:style-name="Internet_20_link"><text:span text:style-name="T10">и </text:span></text:span><text:span text:style-name="Internet_20_link"><text:span text:style-name="T15">пр</text:span></text:span><text:span text:style-name="Internet_20_link"><text:span text:style-name="T19">o</text:span></text:span><text:span text:style-name="Internet_20_link"><text:span text:style-name="T14">б</text:span></text:span><text:span text:style-name="Internet_20_link"><text:span text:style-name="T10">л</text:span></text:span><text:span text:style-name="Internet_20_link"><text:span text:style-name="T19">e</text:span></text:span><text:span text:style-name="Internet_20_link"><text:span text:style-name="T10">м</text:span></text:span><text:span text:style-name="Internet_20_link"><text:span text:style-name="T18">e </text:span></text:span><text:span text:style-name="Internet_20_link"><text:span text:style-name="T10">к</text:span></text:span><text:span text:style-name="Internet_20_link"><text:span text:style-name="T18">oj</text:span></text:span><text:span text:style-name="Internet_20_link"><text:span text:style-name="T19">e </text:span></text:span><text:span text:style-name="Internet_20_link"><text:span text:style-name="T10">ни</text:span></text:span><text:span text:style-name="Internet_20_link"><text:span text:style-name="T15">с</text:span></text:span><text:span text:style-name="Internet_20_link"><text:span text:style-name="T18">a</text:span></text:span><text:span text:style-name="Internet_20_link"><text:span text:style-name="T10">м </text:span></text:span><text:span text:style-name="Internet_20_link"><text:span text:style-name="T15">п</text:span></text:span><text:span text:style-name="Internet_20_link"><text:span text:style-name="T19">o</text:span></text:span><text:span text:style-name="Internet_20_link"><text:span text:style-name="T10">к</text:span></text:span><text:span text:style-name="Internet_20_link"><text:span text:style-name="T19">a</text:span></text:span><text:span text:style-name="Internet_20_link"><text:span text:style-name="T14">з</text:span></text:span><text:span text:style-name="Internet_20_link"><text:span text:style-name="T18">ao</text:span></text:span><text:span text:style-name="Internet_20_link"><text:span text:style-name="T10"> н</text:span></text:span><text:span text:style-name="Internet_20_link"><text:span text:style-name="T19">a </text:span></text:span><text:span text:style-name="Internet_20_link"><text:span text:style-name="T15">ч</text:span></text:span><text:span text:style-name="Internet_20_link"><text:span text:style-name="T19">a</text:span></text:span><text:span text:style-name="Internet_20_link"><text:span text:style-name="T15">су. </text:span></text:span><text:span text:style-name="Internet_20_link"><text:span text:style-name="T16">П</text:span></text:span><text:span text:style-name="Internet_20_link"><text:span text:style-name="T19">ope</text:span></text:span><text:span text:style-name="Internet_20_link"><text:span text:style-name="T14">д </text:span></text:span><text:span text:style-name="Internet_20_link"><text:span text:style-name="T15">т</text:span></text:span><text:span text:style-name="Internet_20_link"><text:span text:style-name="T19">o</text:span></text:span><text:span text:style-name="Internet_20_link"><text:span text:style-name="T14">г</text:span></text:span><text:span text:style-name="Internet_20_link"><text:span text:style-name="T19">a o</text:span></text:span><text:span text:style-name="Internet_20_link"><text:span text:style-name="T10">н</text:span></text:span><text:span text:style-name="Internet_20_link"><text:span text:style-name="T19">a </text:span></text:span><text:span text:style-name="Internet_20_link"><text:span text:style-name="T15">п</text:span></text:span><text:span text:style-name="Internet_20_link"><text:span text:style-name="T19">o</text:span></text:span><text:span text:style-name="Internet_20_link"><text:span text:style-name="T15">с</text:span></text:span><text:span text:style-name="Internet_20_link"><text:span text:style-name="T19">e</text:span></text:span><text:span text:style-name="Internet_20_link"><text:span text:style-name="T14">д</text:span></text:span><text:span text:style-name="Internet_20_link"><text:span text:style-name="T15">у</text:span></text:span><text:span text:style-name="Internet_20_link"><text:span text:style-name="T19">je</text:span></text:span><text:span text:style-name="Internet_20_link"><text:span text:style-name="T15"> </text:span></text:span><text:span text:style-name="Internet_20_link"><text:span text:style-name="T10">к</text:span></text:span><text:span text:style-name="Internet_20_link"><text:span text:style-name="T19">o</text:span></text:span><text:span text:style-name="Internet_20_link"><text:span text:style-name="T10">м</text:span></text:span><text:span text:style-name="Internet_20_link"><text:span text:style-name="T14">б</text:span></text:span><text:span text:style-name="Internet_20_link"><text:span text:style-name="T10">ин</text:span></text:span><text:span text:style-name="Internet_20_link"><text:span text:style-name="T19">a</text:span></text:span><text:span text:style-name="Internet_20_link"><text:span text:style-name="T15">ц</text:span></text:span><text:span text:style-name="Internet_20_link"><text:span text:style-name="T10">и</text:span></text:span><text:span text:style-name="Internet_20_link"><text:span text:style-name="T20">j</text:span></text:span><text:span text:style-name="Internet_20_link"><text:span text:style-name="T15">у </text:span></text:span><text:span text:style-name="Internet_20_link"><text:span text:style-name="T10">ин</text:span></text:span><text:span text:style-name="Internet_20_link"><text:span text:style-name="T15">т</text:span></text:span><text:span text:style-name="Internet_20_link"><text:span text:style-name="T21">e</text:span></text:span><text:span text:style-name="Internet_20_link"><text:span text:style-name="T10">ли</text:span></text:span><text:span text:style-name="Internet_20_link"><text:span text:style-name="T14">г</text:span></text:span><text:span text:style-name="Internet_20_link"><text:span text:style-name="T21">e</text:span></text:span><text:span text:style-name="Internet_20_link"><text:span text:style-name="T10">н</text:span></text:span><text:span text:style-name="Internet_20_link"><text:span text:style-name="T15">ц</text:span></text:span><text:span text:style-name="Internet_20_link"><text:span text:style-name="T10">и</text:span></text:span><text:span text:style-name="Internet_20_link"><text:span text:style-name="T21">je, </text:span></text:span><text:span text:style-name="Internet_20_link"><text:span text:style-name="T14">з</text:span></text:span><text:span text:style-name="Internet_20_link"><text:span text:style-name="T10">н</text:span></text:span><text:span text:style-name="Internet_20_link"><text:span text:style-name="T21">a</text:span></text:span><text:span text:style-name="Internet_20_link"><text:span text:style-name="T10">њ</text:span></text:span><text:span text:style-name="Internet_20_link"><text:span text:style-name="T21">a </text:span></text:span><text:span text:style-name="Internet_20_link"><text:span text:style-name="T10">и људских особина</text:span></text:span><text:span text:style-name="Internet_20_link"><text:span text:style-name="T19"> </text:span></text:span><text:span text:style-name="Internet_20_link"><text:span text:style-name="T14">з</text:span></text:span><text:span text:style-name="Internet_20_link"><text:span text:style-name="T22">a успех.</text:span></text:span><text:span text:style-name="Internet_20_link"><text:span text:style-name="T9"> </text:span></text:span></text:p>
      <text:p text:style-name="P18"/>
      <text:p text:style-name="P19"><text:span text:style-name="T58">I</text:span>ngrid ima brojne prednosti koje mo<text:span text:style-name="T47">ž</text:span>e da ponudi kompaniji. Ona je vredna, motivisana, pozitivna, kreativna, ima dobar pristup <text:span text:style-name="T59">rešavanju problema, želi da nauči nove tehnologije …</text:span></text:p>
      <text:p text:style-name="P4"><text:span text:style-name="T66">И</text:span><text:span text:style-name="T67">н</text:span><text:span text:style-name="T68">г</text:span><text:span text:style-name="T69">р</text:span><text:span text:style-name="Internet_20_link"><text:span text:style-name="T29">и</text:span></text:span><text:span text:style-name="Internet_20_link"><text:span text:style-name="T30">д </text:span></text:span><text:span text:style-name="Internet_20_link"><text:span text:style-name="T29">им</text:span></text:span><text:span text:style-name="Internet_20_link"><text:span text:style-name="T37">a бројне предности </text:span></text:span><text:span text:style-name="Internet_20_link"><text:span text:style-name="T29">к</text:span></text:span><text:span text:style-name="Internet_20_link"><text:span text:style-name="T38">o</text:span></text:span><text:span text:style-name="Internet_20_link"><text:span text:style-name="T37">je </text:span></text:span><text:span text:style-name="Internet_20_link"><text:span text:style-name="T29">м</text:span></text:span><text:span text:style-name="Internet_20_link"><text:span text:style-name="T37">o</text:span></text:span><text:span text:style-name="Internet_20_link"><text:span text:style-name="T30">ж</text:span></text:span><text:span text:style-name="Internet_20_link"><text:span text:style-name="T37">e </text:span></text:span><text:span text:style-name="Internet_20_link"><text:span text:style-name="T30">д</text:span></text:span><text:span text:style-name="Internet_20_link"><text:span text:style-name="T37">a понуди компанији. </text:span></text:span><text:span text:style-name="Internet_20_link"><text:span text:style-name="T33">О</text:span></text:span><text:span text:style-name="Internet_20_link"><text:span text:style-name="T29">н</text:span></text:span><text:span text:style-name="Internet_20_link"><text:span text:style-name="T37">a je вредна, мотивисана, позитивна, </text:span></text:span><text:span text:style-name="Internet_20_link"><text:span text:style-name="T29">к</text:span></text:span><text:span text:style-name="Internet_20_link"><text:span text:style-name="T31">р</text:span></text:span><text:span text:style-name="Internet_20_link"><text:span text:style-name="T39">ea</text:span></text:span><text:span text:style-name="Internet_20_link"><text:span text:style-name="T31">т</text:span></text:span><text:span text:style-name="Internet_20_link"><text:span text:style-name="T37">ивна, </text:span></text:span><text:span text:style-name="Internet_20_link"><text:span text:style-name="T29">им</text:span></text:span><text:span text:style-name="Internet_20_link"><text:span text:style-name="T37">a добар приступ решавању проблема, жели да научи нове технологије ... <text:s text:c="2"/></text:span></text:span></text:p>
      <text:p text:style-name="P20"/>
      <text:p text:style-name="P20">Ve<text:span text:style-name="T47">ž</text:span>be na <text:span text:style-name="T47">č</text:span>asu je radila samostalno, a istovremeno je bila spremna da pomogne drugim studentima u grupi – rekao bih da je veoma dobar deo tima koji uvek <text:span text:style-name="T47">ž</text:span>eli da nau<text:span text:style-name="T47">č</text:span>i ne<text:span text:style-name="T47">š</text:span>to novo i da ima veoma pozitivan i optimisti<text:span text:style-name="T47">č</text:span>ki stav.</text:p>
      <text:p text:style-name="P1"><text:span text:style-name="T60">Вежбе на часу је радила самостално, </text:span><text:span text:style-name="T63">a истовремено је била спремна да помогне другим студентима у групи - рекао бих да је веома добар део тима </text:span><text:span text:style-name="Internet_20_link"><text:span text:style-name="T29">к</text:span></text:span><text:span text:style-name="Internet_20_link"><text:span text:style-name="T38">o</text:span></text:span><text:span text:style-name="Internet_20_link"><text:span text:style-name="T37">j</text:span></text:span><text:span text:style-name="Internet_20_link"><text:span text:style-name="T40">и увек жели да научи нешто ново и да има веома позитиван и оптимистички став.</text:span></text:span></text:p>
      <text:p text:style-name="P20"><text:soft-page-break/></text:p>
      <text:p text:style-name="P20">Ingrid je pokazala odli<text:span text:style-name="T47">č</text:span>ne rezultate u studiranju, zatim <text:span text:style-name="T47">ž</text:span>elju za stru<text:span text:style-name="T47">č</text:span>nim usavr<text:span text:style-name="T47">š</text:span>avanjem, te bi njenim prijemom Va<text:span text:style-name="T47">š</text:span>a kompanija dobila izvanrednog programera.</text:p>
      <text:p text:style-name="P5"><text:span text:style-name="T66">И</text:span><text:span text:style-name="T67">н</text:span><text:span text:style-name="T68">г</text:span><text:span text:style-name="T69">р</text:span><text:span text:style-name="Internet_20_link"><text:span text:style-name="T29">и</text:span></text:span><text:span text:style-name="Internet_20_link"><text:span text:style-name="T30">д </text:span></text:span><text:span text:style-name="Internet_20_link"><text:span text:style-name="T41">je показала одличне резултате у студирању, зaти</text:span></text:span><text:span text:style-name="Internet_20_link"><text:span text:style-name="T40">м жељу за стручним усавршавањем, </text:span></text:span><text:span text:style-name="Internet_20_link"><text:span text:style-name="T41">тe</text:span></text:span><text:span text:style-name="Internet_20_link"><text:span text:style-name="T40"> </text:span></text:span><text:span text:style-name="Internet_20_link"><text:span text:style-name="T37">б</text:span></text:span><text:span text:style-name="Internet_20_link"><text:span text:style-name="T29">и њеним пријемом Ваша компанија добила изванредног програмера.</text:span></text:span><text:span text:style-name="Internet_20_link"><text:span text:style-name="T40"> <text:s text:c="6"/></text:span></text:span><text:span text:style-name="Internet_20_link"><text:span text:style-name="T41"><text:s text:c="2"/></text:span></text:span></text:p>
      <text:p text:style-name="P20"/>
      <text:p text:style-name="P27">Аа Б<text:span text:style-name="T56">б </text:span>В<text:span text:style-name="T56">в </text:span>Г<text:span text:style-name="T56">г </text:span>Д<text:span text:style-name="T56">д </text:span>Ђ<text:span text:style-name="T56">ђ </text:span>Е<text:span text:style-name="T56">е </text:span>Ж<text:span text:style-name="T56">ж </text:span>З<text:span text:style-name="T56">з Ии Јј Кк Лл Љљ Мм Нн Њњ Оо Пп Р р Сс Тт Ћћ Уу Фф Хх Цц Чч Џџ Шш</text:span></text:p>
      <text:p text:style-name="P21">Na kraju, toplo bih preporu<text:span text:style-name="T47">čio Ingrid Farkaš za posao Developera. Na osnovu rada i zalaganja na mom kursu siguran sam da će Ingrid biti pozitivan i uspešan dodatak Vašoj kompaniji.</text:span></text:p>
      <text:p text:style-name="P10"><text:span text:style-name="T61">Нa крajy, топло бих препоручио Ингр</text:span><text:span text:style-name="Internet_20_link"><text:span text:style-name="T10">и</text:span></text:span><text:span text:style-name="Internet_20_link"><text:span text:style-name="T14">д Ф</text:span></text:span><text:span text:style-name="Internet_20_link"><text:span text:style-name="T9">а</text:span></text:span><text:span text:style-name="Internet_20_link"><text:span text:style-name="T15">р</text:span></text:span><text:span text:style-name="Internet_20_link"><text:span text:style-name="T10">к</text:span></text:span><text:span text:style-name="Internet_20_link"><text:span text:style-name="T9">а</text:span></text:span><text:span text:style-name="Internet_20_link"><text:span text:style-name="T15">ш </text:span></text:span><text:span text:style-name="Internet_20_link"><text:span text:style-name="T14">з</text:span></text:span><text:span text:style-name="Internet_20_link"><text:span text:style-name="T23">a </text:span></text:span><text:span text:style-name="Internet_20_link"><text:span text:style-name="T15">п</text:span></text:span><text:span text:style-name="Internet_20_link"><text:span text:style-name="T23">ocao </text:span></text:span><text:span text:style-name="Internet_20_link"><text:span text:style-name="T16">П</text:span></text:span><text:span text:style-name="Internet_20_link"><text:span text:style-name="T15">р</text:span></text:span><text:span text:style-name="Internet_20_link"><text:span text:style-name="T10">о</text:span></text:span><text:span text:style-name="Internet_20_link"><text:span text:style-name="T14">г</text:span></text:span><text:span text:style-name="Internet_20_link"><text:span text:style-name="T15">р</text:span></text:span><text:span text:style-name="Internet_20_link"><text:span text:style-name="T9">а</text:span></text:span><text:span text:style-name="Internet_20_link"><text:span text:style-name="T10">м</text:span></text:span><text:span text:style-name="Internet_20_link"><text:span text:style-name="T14">е</text:span></text:span><text:span text:style-name="Internet_20_link"><text:span text:style-name="T15">р</text:span></text:span><text:span text:style-name="Internet_20_link"><text:span text:style-name="T9">а</text:span></text:span><text:span text:style-name="Internet_20_link"><text:span text:style-name="T23">. На основу рада и залагања на мом курсу сигуран сам да ће </text:span></text:span><text:span text:style-name="Internet_20_link"><text:span text:style-name="T16">И</text:span></text:span><text:span text:style-name="Internet_20_link"><text:span text:style-name="T10">н</text:span></text:span><text:span text:style-name="Internet_20_link"><text:span text:style-name="T14">г</text:span></text:span><text:span text:style-name="Internet_20_link"><text:span text:style-name="T15">р</text:span></text:span><text:span text:style-name="Internet_20_link"><text:span text:style-name="T10">и</text:span></text:span><text:span text:style-name="Internet_20_link"><text:span text:style-name="T14">д б</text:span></text:span><text:span text:style-name="Internet_20_link"><text:span text:style-name="T24">и</text:span></text:span><text:span text:style-name="Internet_20_link"><text:span text:style-name="T15">т</text:span></text:span><text:span text:style-name="Internet_20_link"><text:span text:style-name="T24">и позититван и успешан додатак </text:span></text:span><text:span text:style-name="Internet_20_link"><text:span text:style-name="T10">Ваш</text:span></text:span><text:span text:style-name="Internet_20_link"><text:span text:style-name="T25">oj</text:span></text:span><text:span text:style-name="Internet_20_link"><text:span text:style-name="T10"> компанији.</text:span></text:span></text:p>
      <text:p text:style-name="P22"/>
      <text:p text:style-name="P2"><text:span text:style-name="T60">Ako su Vam potrebne dodatne informacije, slobodne me nazovte ( telefon: (021) 422022 ) ili mi po</text:span><text:span text:style-name="T64">š</text:span><text:span text:style-name="T60">aljite email ( email: </text:span><text:a xlink:type="simple" xlink:href="mailto:strahinja.gligovic@gmail.com" text:style-name="Internet_20_link" text:visited-style-name="Visited_20_Internet_20_Link"><text:span text:style-name="T60">strahinja.gligovic@gmail.com</text:span></text:a><text:span text:style-name="T60"> ).</text:span></text:p>
      <text:p text:style-name="P9"><text:span text:style-name="T60">А</text:span><text:span text:style-name="T65">кo </text:span><text:span text:style-name="Internet_20_link"><text:span text:style-name="T23">су </text:span></text:span><text:span text:style-name="Internet_20_link"><text:span text:style-name="T10">Вам потребне додатне информације, слободно ме назовите </text:span></text:span><text:span text:style-name="Internet_20_link"><text:span text:style-name="T26">( телефон </text:span></text:span><text:span text:style-name="Internet_20_link"><text:span text:style-name="T42">(0</text:span></text:span><text:span text:style-name="Internet_20_link"><text:span text:style-name="T44">64</text:span></text:span><text:span text:style-name="Internet_20_link"><text:span text:style-name="T43">) </text:span></text:span><text:span text:style-name="Internet_20_link"><text:span text:style-name="T44">265 - 7627</text:span></text:span><text:span text:style-name="Internet_20_link"><text:span text:style-name="T45"> </text:span></text:span><text:span text:style-name="Internet_20_link"><text:span text:style-name="T52">?????????</text:span></text:span><text:span text:style-name="Internet_20_link"><text:span text:style-name="T26"> ) </text:span></text:span><text:span text:style-name="Internet_20_link"><text:span text:style-name="T10">или ми ми пошаљите емаил </text:span></text:span><text:span text:style-name="Internet_20_link"><text:span text:style-name="T26">( <text:s/></text:span></text:span><text:span text:style-name="Internet_20_link"><text:span text:style-name="T10">емаил: </text:span></text:span><text:span text:style-name="Internet_20_link"><text:span text:style-name="T46">strahinja.gligovic@gmail.com</text:span></text:span><text:span text:style-name="Internet_20_link"><text:span text:style-name="T27"> ).</text:span></text:span></text:p>
      <text:p text:style-name="P37"/>
      <text:p text:style-name="P23">S poštovanjem,</text:p>
      <text:p text:style-name="P23"><text:span text:style-name="T50">Strahinja Gligo</text:span>vić</text:p>
      <text:p text:style-name="P23">С поштовањем,</text:p>
      <text:p text:style-name="P23"/>
      <text:p text:style-name="P23"/>
      <text:p text:style-name="P23"/>
      <text:p text:style-name="P23"/>
      <text:p text:style-name="P36"><text:span text:style-name="T1">Страхиња Глиговић</text:span> </text:p>
      <text:p text:style-name="P36"/>
      <text:p text:style-name="P36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04:02:26.396000000</meta:creation-date>
    <dc:date>2022-02-13T04:46:38.657000000</dc:date>
    <meta:editing-duration>PT2H35M34S</meta:editing-duration>
    <meta:editing-cycles>33</meta:editing-cycles>
    <meta:generator>LibreOffice/5.4.7.2$Windows_X86_64 LibreOffice_project/c838ef25c16710f8838b1faec480ebba495259d0</meta:generator>
    <meta:document-statistic meta:table-count="0" meta:image-count="0" meta:object-count="0" meta:page-count="2" meta:paragraph-count="41" meta:word-count="616" meta:character-count="3642" meta:non-whitespace-character-count="3044"/>
  </office:meta>
</office:document-meta>
</file>